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5"/>
        <table:table-column table:style-name="co2" table:default-cell-style-name="ce12"/>
        <table:table-column table:style-name="co4" table:default-cell-style-name="ce10"/>
        <table:table-column table:style-name="co2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4" office:value-type="string" calcext:value-type="string">
            <text:p>FP – PR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2]/50*0.15 + [.N2]/50*0.15 + [.O2]/100*0.2" office:value-type="float" office:value="0.267" calcext:value-type="float">
            <text:p>0.267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2] + [.P2] + [.V2] + [.Y2]" office:value-type="float" office:value="0.267" calcext:value-type="float">
            <text:p>0.26700</text:p>
          </table:table-cell>
          <table:table-cell table:style-name="ce15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 calcext:value-type="string">
            <text:p>F</text:p>
          </table:table-cell>
          <table:table-cell table:style-name="ce17" table:formula="of:=VLOOKUP([.AB2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B-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7" table:formula="of:=[.M3]/50*0.15 + [.N3]/50*0.15 + [.O3]/100*0.2" office:value-type="float" office:value="0.276" calcext:value-type="float">
            <text:p>0.27600</text:p>
          </table:table-cell>
          <table:table-cell/>
          <table:table-cell table:style-name="ce5" table:number-columns-repeated="3"/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3] + [.P3] + [.V3] + [.Y3]" office:value-type="float" office:value="0.276" calcext:value-type="float">
            <text:p>0.27600</text:p>
          </table:table-cell>
          <table:table-cell table:style-name="ce15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 calcext:value-type="string">
            <text:p>F</text:p>
          </table:table-cell>
          <table:table-cell table:style-name="ce17" table:formula="of:=VLOOKUP([.AB3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4]/50*0.15 + [.N4]/50*0.15 + [.O4]/100*0.2" office:value-type="float" office:value="0.267" calcext:value-type="float">
            <text:p>0.267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4] + [.P4] + [.V4] + [.Y4]" office:value-type="float" office:value="0.267" calcext:value-type="float">
            <text:p>0.26700</text:p>
          </table:table-cell>
          <table:table-cell table:style-name="ce15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 calcext:value-type="string">
            <text:p>F</text:p>
          </table:table-cell>
          <table:table-cell table:style-name="ce17" table:formula="of:=VLOOKUP([.AB4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style-name="ce7" table:formula="of:=[.M5]/50*0.15 + [.N5]/50*0.15 + [.O5]/100*0.2" office:value-type="float" office:value="0.246" calcext:value-type="float">
            <text:p>0.246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5] + [.P5] + [.V5] + [.Y5]" office:value-type="float" office:value="0.246" calcext:value-type="float">
            <text:p>0.24600</text:p>
          </table:table-cell>
          <table:table-cell table:style-name="ce15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 calcext:value-type="string">
            <text:p>F</text:p>
          </table:table-cell>
          <table:table-cell table:style-name="ce17" table:formula="of:=VLOOKUP([.AB5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6]/50*0.15 + [.N6]/50*0.15 + [.O6]/100*0.2" office:value-type="float" office:value="0.24" calcext:value-type="float">
            <text:p>0.240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6] + [.P6] + [.V6] + [.Y6]" office:value-type="float" office:value="0.24" calcext:value-type="float">
            <text:p>0.24000</text:p>
          </table:table-cell>
          <table:table-cell table:style-name="ce15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 calcext:value-type="string">
            <text:p>F</text:p>
          </table:table-cell>
          <table:table-cell table:style-name="ce17" table:formula="of:=VLOOKUP([.AB6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style-name="ce7" table:formula="of:=[.M7]/50*0.15 + [.N7]/50*0.15 + [.O7]/100*0.2" office:value-type="float" office:value="0.225" calcext:value-type="float">
            <text:p>0.225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table:style-name="ce7"/>
          <table:table-cell/>
          <table:table-cell table:style-name="ce14" table:formula="of:=[.K7] + [.P7] + [.V7] + [.Y7]" office:value-type="float" office:value="0.225" calcext:value-type="float">
            <text:p>0.22500</text:p>
          </table:table-cell>
          <table:table-cell table:style-name="ce15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F" calcext:value-type="string">
            <text:p>F</text:p>
          </table:table-cell>
          <table:table-cell table:style-name="ce17" table:formula="of:=VLOOKUP([.AB7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7" table:formula="of:=[.M8]/50*0.15 + [.N8]/50*0.15 + [.O8]/100*0.2" office:value-type="float" office:value="0.261" calcext:value-type="float">
            <text:p>0.26100</text:p>
          </table:table-cell>
          <table:table-cell/>
          <table:table-cell table:style-name="ce5" table:number-columns-repeated="3"/>
          <table:table-cell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8] + [.P8] + [.V8] + [.Y8]" office:value-type="float" office:value="0.261" calcext:value-type="float">
            <text:p>0.26100</text:p>
          </table:table-cell>
          <table:table-cell table:style-name="ce15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 calcext:value-type="string">
            <text:p>F</text:p>
          </table:table-cell>
          <table:table-cell table:style-name="ce17" table:formula="of:=VLOOKUP([.AB8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9]/50*0.15 + [.N9]/50*0.15 + [.O9]/100*0.2" office:value-type="float" office:value="0.276" calcext:value-type="float">
            <text:p>0.276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9] + [.P9] + [.V9] + [.Y9]" office:value-type="float" office:value="0.276" calcext:value-type="float">
            <text:p>0.27600</text:p>
          </table:table-cell>
          <table:table-cell table:style-name="ce15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 calcext:value-type="string">
            <text:p>F</text:p>
          </table:table-cell>
          <table:table-cell table:style-name="ce17" table:formula="of:=VLOOKUP([.AB9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0]/50*0.15 + [.N10]/50*0.15 + [.O10]/100*0.2" office:value-type="float" office:value="0.261" calcext:value-type="float">
            <text:p>0.261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10] + [.P10] + [.V10] + [.Y10]" office:value-type="float" office:value="0.261" calcext:value-type="float">
            <text:p>0.26100</text:p>
          </table:table-cell>
          <table:table-cell table:style-name="ce15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 calcext:value-type="string">
            <text:p>F</text:p>
          </table:table-cell>
          <table:table-cell table:style-name="ce17" table:formula="of:=VLOOKUP([.AB10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5"/>
          <table:table-cell table:style-name="ce7" table:formula="of:=[.M11]/50*0.15 + [.N11]/50*0.15 + [.O11]/100*0.2" office:value-type="float" office:value="0.27" calcext:value-type="float">
            <text:p>0.270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K11] + [.P11] + [.V11] + [.Y11]" office:value-type="float" office:value="0.27" calcext:value-type="float">
            <text:p>0.27000</text:p>
          </table:table-cell>
          <table:table-cell table:style-name="ce15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 calcext:value-type="string">
            <text:p>F</text:p>
          </table:table-cell>
          <table:table-cell table:style-name="ce17" table:formula="of:=VLOOKUP([.AB11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2]/50*0.15 + [.N12]/50*0.15 + [.O12]/100*0.2" office:value-type="float" office:value="0.252" calcext:value-type="float">
            <text:p>0.25200</text:p>
          </table:table-cell>
          <table:table-cell/>
          <table:table-cell table:style-name="ce5" table:number-columns-repeated="3"/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K12] + [.P12] + [.V12] + [.Y12]" office:value-type="float" office:value="0.252" calcext:value-type="float">
            <text:p>0.25200</text:p>
          </table:table-cell>
          <table:table-cell table:style-name="ce15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 calcext:value-type="string">
            <text:p>F</text:p>
          </table:table-cell>
          <table:table-cell table:style-name="ce17" table:formula="of:=VLOOKUP([.AB12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style-name="ce5"/>
          <table:table-cell table:style-name="ce7" table:formula="of:=[.M13]/50*0.15 + [.N13]/50*0.15 + [.O13]/100*0.2" office:value-type="float" office:value="0.285" calcext:value-type="float">
            <text:p>0.285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13] + [.P13] + [.V13] + [.Y13]" office:value-type="float" office:value="0.285" calcext:value-type="float">
            <text:p>0.28500</text:p>
          </table:table-cell>
          <table:table-cell table:style-name="ce15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 calcext:value-type="string">
            <text:p>F</text:p>
          </table:table-cell>
          <table:table-cell table:style-name="ce17" table:formula="of:=VLOOKUP([.AB13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7" table:formula="of:=[.M14]/50*0.15 + [.N14]/50*0.15 + [.O14]/100*0.2" office:value-type="float" office:value="0.234" calcext:value-type="float">
            <text:p>0.23400</text:p>
          </table:table-cell>
          <table:table-cell/>
          <table:table-cell table:style-name="ce5" table:number-columns-repeated="3"/>
          <table:table-cell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K14] + [.P14] + [.V14] + [.Y14]" office:value-type="float" office:value="0.234" calcext:value-type="float">
            <text:p>0.23400</text:p>
          </table:table-cell>
          <table:table-cell table:style-name="ce15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 calcext:value-type="string">
            <text:p>F</text:p>
          </table:table-cell>
          <table:table-cell table:style-name="ce17" table:formula="of:=VLOOKUP([.AB14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15]/50*0.15 + [.N15]/50*0.15 + [.O15]/100*0.2" office:value-type="float" office:value="0.267" calcext:value-type="float">
            <text:p>0.267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15] + [.P15] + [.V15] + [.Y15]" office:value-type="float" office:value="0.267" calcext:value-type="float">
            <text:p>0.26700</text:p>
          </table:table-cell>
          <table:table-cell table:style-name="ce15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 calcext:value-type="string">
            <text:p>F</text:p>
          </table:table-cell>
          <table:table-cell table:style-name="ce17" table:formula="of:=VLOOKUP([.AB15]; [.$AH$2:.$AI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7" table:formula="of:=[.M16]/50*0.15 + [.N16]/50*0.15 + [.O16]/100*0.2" office:value-type="float" office:value="0.195" calcext:value-type="float">
            <text:p>0.19500</text:p>
          </table:table-cell>
          <table:table-cell/>
          <table:table-cell table:style-name="ce5" table:number-columns-repeated="3"/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table:style-name="ce7"/>
          <table:table-cell/>
          <table:table-cell table:style-name="ce14" table:formula="of:=[.K16] + [.P16] + [.V16] + [.Y16]" office:value-type="float" office:value="0.195" calcext:value-type="float">
            <text:p>0.19500</text:p>
          </table:table-cell>
          <table:table-cell table:style-name="ce15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 calcext:value-type="string">
            <text:p>F</text:p>
          </table:table-cell>
          <table:table-cell table:style-name="ce17" table:formula="of:=VLOOKUP([.AB16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7]/50*0.15 + [.N17]/50*0.15 + [.O17]/100*0.2" office:value-type="float" office:value="0.267" calcext:value-type="float">
            <text:p>0.267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17] + [.P17] + [.V17] + [.Y17]" office:value-type="float" office:value="0.267" calcext:value-type="float">
            <text:p>0.26700</text:p>
          </table:table-cell>
          <table:table-cell table:style-name="ce15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 calcext:value-type="string">
            <text:p>F</text:p>
          </table:table-cell>
          <table:table-cell table:style-name="ce17" table:formula="of:=VLOOKUP([.AB17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7" table:formula="of:=[.M18]/50*0.15 + [.N18]/50*0.15 + [.O18]/100*0.2" office:value-type="float" office:value="0.222" calcext:value-type="float">
            <text:p>0.222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K18] + [.P18] + [.V18] + [.Y18]" office:value-type="float" office:value="0.222" calcext:value-type="float">
            <text:p>0.22200</text:p>
          </table:table-cell>
          <table:table-cell table:style-name="ce15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 calcext:value-type="string">
            <text:p>F</text:p>
          </table:table-cell>
          <table:table-cell table:style-name="ce17" table:formula="of:=VLOOKUP([.AB18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7" table:formula="of:=[.M19]/50*0.15 + [.N19]/50*0.15 + [.O19]/100*0.2" office:value-type="float" office:value="0.261" calcext:value-type="float">
            <text:p>0.261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19] + [.P19] + [.V19] + [.Y19]" office:value-type="float" office:value="0.261" calcext:value-type="float">
            <text:p>0.26100</text:p>
          </table:table-cell>
          <table:table-cell table:style-name="ce15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 calcext:value-type="string">
            <text:p>F</text:p>
          </table:table-cell>
          <table:table-cell table:style-name="ce17" table:formula="of:=VLOOKUP([.AB19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style-name="ce7" table:formula="of:=[.M20]/50*0.15 + [.N20]/50*0.15 + [.O20]/100*0.2" office:value-type="float" office:value="0.264" calcext:value-type="float">
            <text:p>0.264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+</text:p>
          </table:table-cell>
          <table:table-cell table:style-name="ce7"/>
          <table:table-cell/>
          <table:table-cell table:style-name="ce14" table:formula="of:=[.K20] + [.P20] + [.V20] + [.Y20]" office:value-type="float" office:value="0.264" calcext:value-type="float">
            <text:p>0.26400</text:p>
          </table:table-cell>
          <table:table-cell table:style-name="ce15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 calcext:value-type="string">
            <text:p>F</text:p>
          </table:table-cell>
          <table:table-cell table:style-name="ce17" table:formula="of:=VLOOKUP([.AB20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7" table:formula="of:=[.M21]/50*0.15 + [.N21]/50*0.15 + [.O21]/100*0.2" office:value-type="float" office:value="0.264" calcext:value-type="float">
            <text:p>0.264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table:style-name="ce15" table:formula="of:=AVERAGE([.AA2:.AA18])" office:value-type="float" office:value="0.253588235294118" calcext:value-type="float">
            <text:p>0.2535882353</text:p>
          </table:table-cell>
          <table:table-cell table:style-name="ce12"/>
          <table:table-cell table:style-name="ce15" table:formula="of:=AVERAGE([.AC2:.AC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8"/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style-name="ce7" table:formula="of:=[.M22]/50*0.15 + [.N22]/50*0.15 + [.O22]/100*0.2" office:value-type="float" office:value="0.252" calcext:value-type="float">
            <text:p>0.252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8"/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7" table:formula="of:=[.M23]/50*0.15 + [.N23]/50*0.15 + [.O23]/100*0.2" office:value-type="float" office:value="0.204" calcext:value-type="float">
            <text:p>0.204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-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7" table:formula="of:=[.M24]/50*0.15 + [.N24]/50*0.15 + [.O24]/100*0.2" office:value-type="float" office:value="0.231" calcext:value-type="float">
            <text:p>0.231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+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8"/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7" table:formula="of:=[.M25]/50*0.15 + [.N25]/50*0.15 + [.O25]/100*0.2" office:value-type="float" office:value="0.297" calcext:value-type="float">
            <text:p>0.297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993"/>
        </table:table-row>
        <table:table-row table:style-name="ro1">
          <table:table-cell table:number-columns-repeated="10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10"/>
          <table:table-cell table:style-name="ce8"/>
          <table:table-cell/>
          <table:table-cell table:formula="of:=AVERAGE([.M2:.M25])" office:value-type="float" office:value="41.25" calcext:value-type="float">
            <text:p>41.25</text:p>
          </table:table-cell>
          <table:table-cell table:formula="of:=AVERAGE([.N2:.N25])" office:value-type="float" office:value="43.25" calcext:value-type="float">
            <text:p>43.25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formula="of:=AVERAGE([.M3:.M26])/50" office:value-type="float" office:value="0.821739130434783" calcext:value-type="float">
            <text:p>0.8217391304</text:p>
          </table:table-cell>
          <table:table-cell table:formula="of:=AVERAGE([.N3:.N26])/50" office:value-type="float" office:value="0.864347826086957" calcext:value-type="float">
            <text:p>0.8643478261</text:p>
          </table:table-cell>
          <table:table-cell table:number-columns-repeated="1003"/>
        </table:table-row>
        <table:table-row table:style-name="ro1" table:number-rows-repeated="1048547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6:59:53.079891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28T23:53:59.449659196</dc:date>
    <dc:creator>Gregory Kapfhammer</dc:creator>
    <meta:editing-duration>P7DT8H45M23S</meta:editing-duration>
    <meta:editing-cycles>222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504" meta:object-count="0"/>
  </office:meta>
</office:document-meta>
</file>